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StarSymbol" svg:font-family="StarSymbol, 'ヒラギノ角ゴ Pro W3'" style:font-charset="x-symbol"/>
    <style:font-face style:name="Monotype Sorts" svg:font-family="'Monotype Sorts'" style:font-pitch="variable" style:font-charset="x-symbol"/>
    <style:font-face style:name="Symbol" svg:font-family="Symbol" style:font-pitch="variable" style:font-charset="x-symbol"/>
    <style:font-face style:name="Lucidasans2" svg:font-family="Lucidasans"/>
    <style:font-face style:name="Times" svg:font-family="Times"/>
    <style:font-face style:name="Cumberland" svg:font-family="Cumberland, 'Courier New'" style:font-family-generic="modern"/>
    <style:font-face style:name="Andale Sans UI" svg:font-family="'Andale Sans UI'" style:font-pitch="variable"/>
    <style:font-face style:name="Courier New" svg:font-family="'Courier New'" style:font-pitch="variable"/>
    <style:font-face style:name="Lucidasans" svg:font-family="Lucidasans" style:font-pitch="variable"/>
    <style:font-face style:name="Tahoma" svg:font-family="Tahoma" style:font-pitch="variable"/>
    <style:font-face style:name="Times1" svg:font-family="Times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Helvetica" svg:font-family="Helvetica" style:font-family-generic="swiss" style:font-pitch="variable"/>
    <style:font-face style:name="Lucidasans1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DCpanel1" style:family="table">
      <style:table-properties style:width="3.7431in" table:align="right"/>
    </style:style>
    <style:style style:name="DCpanel1.A" style:family="table-column">
      <style:table-column-properties style:column-width="0.9306in"/>
    </style:style>
    <style:style style:name="DCpanel1.B" style:family="table-column">
      <style:table-column-properties style:column-width="1.2708in"/>
    </style:style>
    <style:style style:name="DCpanel1.C" style:family="table-column">
      <style:table-column-properties style:column-width="1.5417in"/>
    </style:style>
    <style:style style:name="DCpanel1.A1" style:family="table-cell">
      <style:table-cell-properties fo:background-color="#23ff2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DCpanel1.C1" style:family="table-cell">
      <style:table-cell-properties fo:background-color="#23ff23" fo:padding="0.0382in" fo:border="0.0007in solid #000000">
        <style:background-image/>
      </style:table-cell-properties>
    </style:style>
    <style:style style:name="DCpanel1.A2" style:family="table-cell">
      <style:table-cell-properties fo:background-color="#ff9966" fo:padding="0.0382in" fo:border-left="0.0007in solid #000000" fo:border-right="none" fo:border-top="none" fo:border-bottom="0.0007in solid #000000">
        <style:background-image/>
      </style:table-cell-properties>
    </style:style>
    <style:style style:name="DCpanel1.C2" style:family="table-cell">
      <style:table-cell-properties fo:background-color="#ff996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DCpanel1.A3" style:family="table-cell">
      <style:table-cell-properties fo:background-color="#ffff66" fo:padding="0.0382in" fo:border-left="0.0007in solid #000000" fo:border-right="none" fo:border-top="none" fo:border-bottom="0.0007in solid #000000">
        <style:background-image/>
      </style:table-cell-properties>
    </style:style>
    <style:style style:name="DCpanel1.C3" style:family="table-cell">
      <style:table-cell-properties fo:background-color="#ffff6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DCpanel1.A4" style:family="table-cell">
      <style:table-cell-properties fo:background-color="#00b8ff" fo:padding="0.0382in" fo:border-left="0.0007in solid #000000" fo:border-right="none" fo:border-top="none" fo:border-bottom="0.0007in solid #000000">
        <style:background-image/>
      </style:table-cell-properties>
    </style:style>
    <style:style style:name="DCpanel1.C4" style:family="table-cell">
      <style:table-cell-properties fo:background-color="#00b8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" style:family="table">
      <style:table-properties style:width="3.75in" table:align="margins" style:may-break-between-rows="false"/>
    </style:style>
    <style:style style:name="Table1.A" style:family="table-column">
      <style:table-column-properties style:column-width="1.25in" style:rel-column-width="21845*"/>
    </style:style>
    <style:style style:name="Table1.A1" style:family="table-cell">
      <style:table-cell-properties fo:background-color="#23ff2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23ff23" fo:padding="0.0382in" fo:border="0.0007in solid #000000">
        <style:background-image/>
      </style:table-cell-properties>
    </style:style>
    <style:style style:name="Table1.A2" style:family="table-cell">
      <style:table-cell-properties fo:background-color="#ff9966" fo:padding="0.0382in" fo:border-left="0.0007in solid #000000" fo:border-right="none" fo:border-top="none" fo:border-bottom="0.0007in solid #000000">
        <style:background-image/>
      </style:table-cell-properties>
    </style:style>
    <style:style style:name="Table1.C2" style:family="table-cell">
      <style:table-cell-properties fo:background-color="#ff996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3" style:family="table-cell">
      <style:table-cell-properties fo:background-color="#ffff66" fo:padding="0.0382in" fo:border-left="0.0007in solid #000000" fo:border-right="none" fo:border-top="none" fo:border-bottom="0.0007in solid #000000">
        <style:background-image/>
      </style:table-cell-properties>
    </style:style>
    <style:style style:name="Table1.C3" style:family="table-cell">
      <style:table-cell-properties fo:background-color="#ffff6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3.75in" table:align="margins" style:shadow="none" fo:keep-with-next="always" style:may-break-between-rows="false"/>
    </style:style>
    <style:style style:name="Table2.A" style:family="table-column">
      <style:table-column-properties style:column-width="1.25in" style:rel-column-width="21845*"/>
    </style:style>
    <style:style style:name="Table2.A1" style:family="table-cell">
      <style:table-cell-properties fo:background-color="#23ff2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C1" style:family="table-cell">
      <style:table-cell-properties fo:background-color="#23ff23" fo:padding="0.0382in" fo:border="0.0007in solid #000000">
        <style:background-image/>
      </style:table-cell-properties>
    </style:style>
    <style:style style:name="Table2.A2" style:family="table-cell">
      <style:table-cell-properties fo:background-color="#ff9966" fo:padding="0.0382in" fo:border-left="0.0007in solid #000000" fo:border-right="none" fo:border-top="none" fo:border-bottom="0.0007in solid #000000">
        <style:background-image/>
      </style:table-cell-properties>
    </style:style>
    <style:style style:name="Table2.C2" style:family="table-cell">
      <style:table-cell-properties fo:background-color="#ff996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A3" style:family="table-cell">
      <style:table-cell-properties fo:background-color="#ffff66" fo:padding="0.0382in" fo:border-left="0.0007in solid #000000" fo:border-right="none" fo:border-top="none" fo:border-bottom="0.0007in solid #000000">
        <style:background-image/>
      </style:table-cell-properties>
    </style:style>
    <style:style style:name="Table2.C3" style:family="table-cell">
      <style:table-cell-properties fo:background-color="#ffff6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" style:family="table">
      <style:table-properties style:width="3.75in" table:align="margins"/>
    </style:style>
    <style:style style:name="Table3.A" style:family="table-column">
      <style:table-column-properties style:column-width="1.25in" style:rel-column-width="21845*"/>
    </style:style>
    <style:style style:name="Table3.A1" style:family="table-cell">
      <style:table-cell-properties fo:background-color="#23ff2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23ff23" fo:padding="0.0382in" fo:border="0.0007in solid #000000">
        <style:background-image/>
      </style:table-cell-properties>
    </style:style>
    <style:style style:name="Table3.A2" style:family="table-cell">
      <style:table-cell-properties fo:background-color="#ff9966" fo:padding="0.0382in" fo:border-left="0.0007in solid #000000" fo:border-right="none" fo:border-top="none" fo:border-bottom="0.0007in solid #000000">
        <style:background-image/>
      </style:table-cell-properties>
    </style:style>
    <style:style style:name="Table3.C2" style:family="table-cell">
      <style:table-cell-properties fo:background-color="#ff996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.A3" style:family="table-cell">
      <style:table-cell-properties fo:background-color="#ffff66" fo:padding="0.0382in" fo:border-left="0.0007in solid #000000" fo:border-right="none" fo:border-top="none" fo:border-bottom="0.0007in solid #000000">
        <style:background-image/>
      </style:table-cell-properties>
    </style:style>
    <style:style style:name="Table3.C3" style:family="table-cell">
      <style:table-cell-properties fo:background-color="#ffff6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.A4" style:family="table-cell">
      <style:table-cell-properties fo:background-color="#00b8ff" fo:padding="0.0382in" fo:border-left="0.0007in solid #000000" fo:border-right="none" fo:border-top="none" fo:border-bottom="0.0007in solid #000000">
        <style:background-image/>
      </style:table-cell-properties>
    </style:style>
    <style:style style:name="Table3.C4" style:family="table-cell">
      <style:table-cell-properties fo:background-color="#00b8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" style:family="table">
      <style:table-properties style:width="3.75in" table:align="margins" style:may-break-between-rows="false"/>
    </style:style>
    <style:style style:name="Table4.A" style:family="table-column">
      <style:table-column-properties style:column-width="1.25in" style:rel-column-width="21845*"/>
    </style:style>
    <style:style style:name="Table4.A1" style:family="table-cell">
      <style:table-cell-properties fo:background-color="#23ff2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23ff23" fo:padding="0.0382in" fo:border="0.0007in solid #000000">
        <style:background-image/>
      </style:table-cell-properties>
    </style:style>
    <style:style style:name="Table4.A2" style:family="table-cell">
      <style:table-cell-properties fo:background-color="#ff9966" fo:padding="0.0382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fo:background-color="#ff996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.A3" style:family="table-cell">
      <style:table-cell-properties fo:background-color="#ffff66" fo:padding="0.0382in" fo:border-left="0.0007in solid #000000" fo:border-right="none" fo:border-top="none" fo:border-bottom="0.0007in solid #000000">
        <style:background-image/>
      </style:table-cell-properties>
    </style:style>
    <style:style style:name="Table4.C3" style:family="table-cell">
      <style:table-cell-properties fo:background-color="#ffff6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.A4" style:family="table-cell">
      <style:table-cell-properties fo:background-color="#00b8ff" fo:padding="0.0382in" fo:border-left="0.0007in solid #000000" fo:border-right="none" fo:border-top="none" fo:border-bottom="0.0007in solid #000000">
        <style:background-image/>
      </style:table-cell-properties>
    </style:style>
    <style:style style:name="Table4.C4" style:family="table-cell">
      <style:table-cell-properties fo:background-color="#00b8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" style:family="table">
      <style:table-properties style:width="3.75in" table:align="margins"/>
    </style:style>
    <style:style style:name="Table5.A" style:family="table-column">
      <style:table-column-properties style:column-width="1.25in" style:rel-column-width="21845*"/>
    </style:style>
    <style:style style:name="Table5.A1" style:family="table-cell">
      <style:table-cell-properties fo:background-color="#23ff2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C1" style:family="table-cell">
      <style:table-cell-properties fo:background-color="#23ff23" fo:padding="0.0382in" fo:border="0.0007in solid #000000">
        <style:background-image/>
      </style:table-cell-properties>
    </style:style>
    <style:style style:name="Table5.A2" style:family="table-cell">
      <style:table-cell-properties fo:background-color="#ff9966" fo:padding="0.0382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fo:background-color="#ff996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A3" style:family="table-cell">
      <style:table-cell-properties fo:background-color="#ffff66" fo:padding="0.0382in" fo:border-left="0.0007in solid #000000" fo:border-right="none" fo:border-top="none" fo:border-bottom="0.0007in solid #000000">
        <style:background-image/>
      </style:table-cell-properties>
    </style:style>
    <style:style style:name="Table5.C3" style:family="table-cell">
      <style:table-cell-properties fo:background-color="#ffff6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Footer">
      <style:text-properties fo:font-size="9pt" style:font-size-asian="9pt" style:font-size-complex="9pt"/>
    </style:style>
    <style:style style:name="P2" style:family="paragraph" style:parent-style-name="NIH_20_body_20_text" style:list-style-name="L1"/>
    <style:style style:name="P3" style:family="paragraph" style:parent-style-name="NIH_20_body_20_text" style:list-style-name="L1"/>
    <style:style style:name="P4" style:family="paragraph" style:parent-style-name="NIH_20_body_20_text" style:list-style-name="L1"/>
    <style:style style:name="P5" style:family="paragraph" style:parent-style-name="NIH_20_body_20_text" style:list-style-name="L1"/>
    <style:style style:name="P6" style:family="paragraph" style:parent-style-name="NIH_20_body_20_text" style:list-style-name="L1"/>
    <style:style style:name="P7" style:family="paragraph" style:parent-style-name="NIH_20_body_20_text" style:list-style-name="L2"/>
    <style:style style:name="P8" style:family="paragraph" style:parent-style-name="NIH_20_body_20_text" style:list-style-name="L2"/>
    <style:style style:name="P9" style:family="paragraph" style:parent-style-name="NIH_20_body_20_text" style:list-style-name="L2"/>
    <style:style style:name="P10" style:family="paragraph" style:parent-style-name="NIH_20_body_20_text" style:list-style-name="L2"/>
    <style:style style:name="P11" style:family="paragraph" style:parent-style-name="NIH_20_body_20_text" style:list-style-name="L2"/>
    <style:style style:name="P12" style:family="paragraph" style:parent-style-name="NIH_20_body_20_text" style:list-style-name="L2"/>
    <style:style style:name="P13" style:family="paragraph" style:parent-style-name="NIH_20_body_20_text" style:list-style-name="L2"/>
    <style:style style:name="P14" style:family="paragraph" style:parent-style-name="NIH_20_body_20_text" style:list-style-name="L2"/>
    <style:style style:name="P15" style:family="paragraph" style:parent-style-name="NIH_20_body_20_text" style:list-style-name="L2"/>
    <style:style style:name="P16" style:family="paragraph" style:parent-style-name="NIH_20_body_20_text" style:list-style-name="L2"/>
    <style:style style:name="P17" style:family="paragraph" style:parent-style-name="NIH_20_body_20_text" style:list-style-name="L2"/>
    <style:style style:name="P18" style:family="paragraph" style:parent-style-name="NIH_20_body_20_text" style:list-style-name="L2"/>
    <style:style style:name="P19" style:family="paragraph" style:parent-style-name="NIH_20_body_20_text" style:list-style-name="L2"/>
    <style:style style:name="P20" style:family="paragraph" style:parent-style-name="NIH_20_body_20_text" style:list-style-name="L2"/>
    <style:style style:name="P21" style:family="paragraph" style:parent-style-name="NIH_20_body_20_text" style:list-style-name="L2"/>
    <style:style style:name="P22" style:family="paragraph" style:parent-style-name="NIH_20_body_20_text" style:list-style-name="L2"/>
    <style:style style:name="P23" style:family="paragraph" style:parent-style-name="NIH_20_body_20_text" style:list-style-name="L2"/>
    <style:style style:name="P24" style:family="paragraph" style:parent-style-name="NIH_20_body_20_text" style:list-style-name="L2"/>
    <style:style style:name="P25" style:family="paragraph" style:parent-style-name="NIH_20_body_20_text" style:list-style-name="L2"/>
    <style:style style:name="P26" style:family="paragraph" style:parent-style-name="NIH_20_body_20_text" style:list-style-name="L2"/>
    <style:style style:name="P27" style:family="paragraph" style:parent-style-name="NIH_20_body_20_text" style:list-style-name="L2">
      <style:text-properties style:text-underline-style="solid" style:text-underline-width="auto" style:text-underline-color="font-color"/>
    </style:style>
    <style:style style:name="P28" style:family="paragraph" style:parent-style-name="NIH_20_body_20_text" style:list-style-name="L2">
      <style:text-properties style:text-underline-style="solid" style:text-underline-width="auto" style:text-underline-color="font-color"/>
    </style:style>
    <style:style style:name="P29" style:family="paragraph" style:parent-style-name="NIH_20_body_20_text" style:list-style-name="L2">
      <style:text-properties style:text-underline-style="solid" style:text-underline-width="auto" style:text-underline-color="font-color"/>
    </style:style>
    <style:style style:name="P30" style:family="paragraph" style:parent-style-name="NIH_20_body_20_text">
      <style:paragraph-properties fo:margin-left="0in" fo:margin-right="0in" fo:text-indent="0in" style:auto-text-indent="false"/>
    </style:style>
    <style:style style:name="P31" style:family="paragraph" style:parent-style-name="NIH_20_body_20_text" style:list-style-name="L1">
      <style:paragraph-properties fo:margin-left="0in" fo:margin-right="0in" fo:text-indent="0in" style:auto-text-indent="false"/>
    </style:style>
    <style:style style:name="P32" style:family="paragraph" style:parent-style-name="Table_20_Heading_20_NIH">
      <style:paragraph-properties fo:text-align="start" style:justify-single-word="false"/>
    </style:style>
    <style:style style:name="P33" style:family="paragraph" style:parent-style-name="Table_20_Contents">
      <style:text-properties style:font-name="Arial" fo:font-size="11pt" style:font-size-asian="11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1pt" style:font-size-asian="11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style:font-size-asian="11pt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5400*" fo:start-indent="0in" fo:end-indent="0in"/>
          <style:column style:rel-width="5400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prefix=" " style:num-suffix=". " style:num-format="1">
        <style:list-level-properties text:space-before="0.1in" text:min-label-width="0.1in"/>
      </text:list-level-style-number>
      <text:list-level-style-number text:level="2" text:style-name="Numbering_20_Symbols" style:num-prefix=" " style:num-suffix=". " style:num-format="1" text:display-levels="2">
        <style:list-level-properties text:space-before="0.1in" text:min-label-width="0.15in"/>
      </text:list-level-style-number>
      <text:list-level-style-number text:level="3" text:style-name="Numbering_20_Symbols" style:num-prefix=" " style:num-suffix=") " style:num-format="a">
        <style:list-level-properties text:space-before="0.75in" text:min-label-width="0.25in"/>
      </text:list-level-style-number>
      <text:list-level-style-bullet text:level="4" text:style-name="Bullet_20_Symbols" style:num-prefix=" " style:num-suffix=" 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number text:level="1" text:style-name="Numbering_20_Symbols" style:num-prefix=" " style:num-suffix=".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.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) " style:num-format="a">
        <style:list-level-properties text:space-before="0.75in" text:min-label-width="0.25in"/>
      </text:list-level-style-number>
      <text:list-level-style-bullet text:level="4" text:style-name="Bullet_20_Symbols" style:num-prefix=" " style:num-suffix=" 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fo:font-family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low Microwell Staining—Dendritic Cell Panels</text:h>
      <text:section text:style-name="Sect1" text:name="Section1">
        <text:p text:style-name="Heading_20_2_20_NIH">Supplies:</text:p>
        <text:list text:style-name="L1">
          <text:list-item>
            <text:p text:style-name="P2">200 mcL round-bottom plate</text:p>
          </text:list-item>
          <text:list-item>
            <text:p text:style-name="P2">PDBS + 4% FCS (washing solution)</text:p>
          </text:list-item>
          <text:list-item>
            <text:p text:style-name="P2">PFA 1% (poison)</text:p>
          </text:list-item>
          <text:list-item>
            <text:p text:style-name="P2">antibodies</text:p>
          </text:list-item>
          <text:list-item>
            <text:p text:style-name="P2">microcentrifuge tubes to mix antibodies</text:p>
          </text:list-item>
          <text:list-item>
            <text:p text:style-name="P31">flow tubes with lids</text:p>
          </text:list-item>
        </text:list>
        <text:p text:style-name="P30"/>
        <text:p text:style-name="Heading_20_2_20_NIH">Panels</text:p>
        <text:p text:style-name="Table_20_Heading_20_NIH">Table <text:sequence text:ref-name="refTable0" text:name="Table" text:formula="ooow:Table+1" style:num-format="1">1</text:sequence>: Dendritic Cell Panel #1: <text:span text:style-name="T3">Used March 14/18/19. Was panel #2 on 3/14.</text:span></text:p>
        <table:table table:name="DCpanel1" table:style-name="DCpanel1">
          <table:table-column table:style-name="DCpanel1.A"/>
          <table:table-column table:style-name="DCpanel1.B"/>
          <table:table-column table:style-name="DCpanel1.C"/>
          <table:table-header-rows>
            <table:table-row>
              <table:table-cell table:style-name="DCpanel1.A1" office:value-type="string">
                <text:p text:style-name="P32">FITC</text:p>
              </table:table-cell>
              <table:table-cell table:style-name="DCpanel1.A1" office:value-type="string">
                <text:p text:style-name="Table_20_Contents_20_NIH">FL1-H</text:p>
              </table:table-cell>
              <table:table-cell table:style-name="DCpanel1.C1" office:value-type="string">
                <text:p text:style-name="P35">BDCA-2 / CD303</text:p>
              </table:table-cell>
            </table:table-row>
          </table:table-header-rows>
          <table:table-row>
            <table:table-cell table:style-name="DCpanel1.A2" office:value-type="string">
              <text:p text:style-name="P32">PE</text:p>
            </table:table-cell>
            <table:table-cell table:style-name="DCpanel1.A2" office:value-type="string">
              <text:p text:style-name="Table_20_Contents_20_NIH">FL2-H</text:p>
            </table:table-cell>
            <table:table-cell table:style-name="DCpanel1.C2" office:value-type="string">
              <text:p text:style-name="P34">CD14</text:p>
            </table:table-cell>
          </table:table-row>
          <table:table-row>
            <table:table-cell table:style-name="DCpanel1.A3" office:value-type="string">
              <text:p text:style-name="P32">PECy5</text:p>
            </table:table-cell>
            <table:table-cell table:style-name="DCpanel1.A3" office:value-type="string">
              <text:p text:style-name="Table_20_Contents_20_NIH">FL3.H</text:p>
            </table:table-cell>
            <table:table-cell table:style-name="DCpanel1.C3" office:value-type="string">
              <text:p text:style-name="P34">HLA-DR</text:p>
            </table:table-cell>
          </table:table-row>
          <table:table-row>
            <table:table-cell table:style-name="DCpanel1.A4" office:value-type="string">
              <text:p text:style-name="P32">APC</text:p>
            </table:table-cell>
            <table:table-cell table:style-name="DCpanel1.A4" office:value-type="string">
              <text:p text:style-name="Table_20_Contents_20_NIH">FL5 (FL2-W)</text:p>
            </table:table-cell>
            <table:table-cell table:style-name="DCpanel1.C4" office:value-type="string">
              <text:p text:style-name="P34">BDCA-4 / CD304</text:p>
            </table:table-cell>
          </table:table-row>
        </table:table>
        <text:p text:style-name="NIH_20_body_20_text"/>
        <text:p text:style-name="Table_20_Heading_20_NIH">Table <text:sequence text:ref-name="refTable1" text:name="Table" text:formula="ooow:Table+1" style:num-format="1">2</text:sequence>: Dendritic Panel #2. <text:span text:style-name="T3">March 20, 2008 onward.</text:span></text:p>
        <table:table table:name="Table1" table:style-name="Table1">
          <table:table-column table:style-name="Table1.A" table:number-columns-repeated="3"/>
          <table:table-header-rows>
            <table:table-row>
              <table:table-cell table:style-name="Table1.A1" office:value-type="string">
                <text:p text:style-name="P32">FITC</text:p>
              </table:table-cell>
              <table:table-cell table:style-name="Table1.A1" office:value-type="string">
                <text:p text:style-name="Table_20_Contents_20_NIH">FL1-H</text:p>
              </table:table-cell>
              <table:table-cell table:style-name="Table1.C1" office:value-type="string">
                <text:p text:style-name="P35">BDCA-2 / CD303</text:p>
              </table:table-cell>
            </table:table-row>
          </table:table-header-rows>
          <table:table-row>
            <table:table-cell table:style-name="Table1.A2" office:value-type="string">
              <text:p text:style-name="P32">PE</text:p>
            </table:table-cell>
            <table:table-cell table:style-name="Table1.A2" office:value-type="string">
              <text:p text:style-name="Table_20_Contents_20_NIH">FL2-H</text:p>
            </table:table-cell>
            <table:table-cell table:style-name="Table1.C2" office:value-type="string">
              <text:p text:style-name="P34">CD14</text:p>
            </table:table-cell>
          </table:table-row>
          <table:table-row>
            <table:table-cell table:style-name="Table1.A3" office:value-type="string">
              <text:p text:style-name="P32">PerCP</text:p>
            </table:table-cell>
            <table:table-cell table:style-name="Table1.A3" office:value-type="string">
              <text:p text:style-name="Table_20_Contents_20_NIH">FL3.H</text:p>
            </table:table-cell>
            <table:table-cell table:style-name="Table1.C3" office:value-type="string">
              <text:p text:style-name="P34">CD45</text:p>
            </table:table-cell>
          </table:table-row>
        </table:table>
        <text:p text:style-name="NIH_20_body_20_text"/>
        <text:p text:style-name="Table_20_Heading_20_NIH">Table <text:sequence text:ref-name="refTable2" text:name="Table" text:formula="ooow:Table+1" style:num-format="1">3</text:sequence>: Dendritic Panel #3. <text:span text:style-name="T3">March 20, 2008 onward.</text:span></text:p>
        <table:table table:name="Table2" table:style-name="Table2">
          <table:table-column table:style-name="Table2.A" table:number-columns-repeated="3"/>
          <table:table-header-rows>
            <table:table-row>
              <table:table-cell table:style-name="Table2.A1" office:value-type="string">
                <text:p text:style-name="P32">FITC</text:p>
              </table:table-cell>
              <table:table-cell table:style-name="Table2.A1" office:value-type="string">
                <text:p text:style-name="Table_20_Contents_20_NIH">FL1-H</text:p>
              </table:table-cell>
              <table:table-cell table:style-name="Table2.C1" office:value-type="string">
                <text:p text:style-name="P35">BDCA-2 / CD303</text:p>
              </table:table-cell>
            </table:table-row>
          </table:table-header-rows>
          <table:table-row>
            <table:table-cell table:style-name="Table2.A2" office:value-type="string">
              <text:p text:style-name="P32">PE</text:p>
            </table:table-cell>
            <table:table-cell table:style-name="Table2.A2" office:value-type="string">
              <text:p text:style-name="Table_20_Contents_20_NIH">FL2-H</text:p>
            </table:table-cell>
            <table:table-cell table:style-name="Table2.C2" office:value-type="string">
              <text:p text:style-name="P34">BDCA-1 / CD1c</text:p>
            </table:table-cell>
          </table:table-row>
          <table:table-row>
            <table:table-cell table:style-name="Table2.A3" office:value-type="string">
              <text:p text:style-name="P32">PerCP</text:p>
            </table:table-cell>
            <table:table-cell table:style-name="Table2.A3" office:value-type="string">
              <text:p text:style-name="Table_20_Contents_20_NIH">FL3.H</text:p>
            </table:table-cell>
            <table:table-cell table:style-name="Table2.C3" office:value-type="string">
              <text:p text:style-name="P34">CD45</text:p>
            </table:table-cell>
          </table:table-row>
        </table:table>
        <text:p text:style-name="NIH_20_body_20_text"/>
        <text:p text:style-name="Table_20_Heading_20_NIH">Table <text:sequence text:ref-name="refTable3" text:name="Table" text:formula="ooow:Table+1" style:num-format="1">4</text:sequence>: Dendritic Panel #4. <text:span text:style-name="T3">March 20, 2008 onward.</text:span></text:p>
        <table:table table:name="Table5" table:style-name="Table5">
          <table:table-column table:style-name="Table5.A" table:number-columns-repeated="3"/>
          <table:table-header-rows>
            <table:table-row>
              <table:table-cell table:style-name="Table5.A1" office:value-type="string">
                <text:p text:style-name="P32">FITC</text:p>
              </table:table-cell>
              <table:table-cell table:style-name="Table5.A1" office:value-type="string">
                <text:p text:style-name="Table_20_Contents_20_NIH">FL1-H</text:p>
              </table:table-cell>
              <table:table-cell table:style-name="Table5.C1" office:value-type="string">
                <text:p text:style-name="P34">HLA-DR</text:p>
              </table:table-cell>
            </table:table-row>
          </table:table-header-rows>
          <table:table-row>
            <table:table-cell table:style-name="Table5.A2" office:value-type="string">
              <text:p text:style-name="P32">PE</text:p>
            </table:table-cell>
            <table:table-cell table:style-name="Table5.A2" office:value-type="string">
              <text:p text:style-name="Table_20_Contents_20_NIH">FL2-H</text:p>
            </table:table-cell>
            <table:table-cell table:style-name="Table5.C2" office:value-type="string">
              <text:p text:style-name="P34">CD14</text:p>
            </table:table-cell>
          </table:table-row>
          <table:table-row>
            <table:table-cell table:style-name="Table5.A3" office:value-type="string">
              <text:p text:style-name="P32">PerCP</text:p>
            </table:table-cell>
            <table:table-cell table:style-name="Table5.A3" office:value-type="string">
              <text:p text:style-name="Table_20_Contents_20_NIH">FL3.H</text:p>
            </table:table-cell>
            <table:table-cell table:style-name="Table5.C3" office:value-type="string">
              <text:p text:style-name="P34">CD45</text:p>
            </table:table-cell>
          </table:table-row>
        </table:table>
        <text:p text:style-name="NIH_20_body_20_text"/>
        <text:p text:style-name="Table_20_Heading_20_NIH">Table <text:sequence text:ref-name="refTable4" text:name="Table" text:formula="ooow:Table+1" style:num-format="1">5</text:sequence>: Dendritic Panel #5. <text:span text:style-name="T3">March 20, 2008 onward.</text:span></text:p>
        <table:table table:name="Table3" table:style-name="Table3">
          <table:table-column table:style-name="Table3.A" table:number-columns-repeated="3"/>
          <table:table-header-rows>
            <table:table-row>
              <table:table-cell table:style-name="Table3.A1" office:value-type="string">
                <text:p text:style-name="P32">FITC</text:p>
              </table:table-cell>
              <table:table-cell table:style-name="Table3.A1" office:value-type="string">
                <text:p text:style-name="Table_20_Contents_20_NIH">FL1-H</text:p>
              </table:table-cell>
              <table:table-cell table:style-name="Table3.C1" office:value-type="string">
                <text:p text:style-name="P34">HLA-DR</text:p>
              </table:table-cell>
            </table:table-row>
          </table:table-header-rows>
          <table:table-row>
            <table:table-cell table:style-name="Table3.A2" office:value-type="string">
              <text:p text:style-name="P32">PE</text:p>
            </table:table-cell>
            <table:table-cell table:style-name="Table3.A2" office:value-type="string">
              <text:p text:style-name="Table_20_Contents_20_NIH">FL2-H</text:p>
            </table:table-cell>
            <table:table-cell table:style-name="Table3.C2" office:value-type="string">
              <text:p text:style-name="P34">CD14</text:p>
            </table:table-cell>
          </table:table-row>
          <table:table-row>
            <table:table-cell table:style-name="Table3.A3" office:value-type="string">
              <text:p text:style-name="P32">PerCP</text:p>
            </table:table-cell>
            <table:table-cell table:style-name="Table3.A3" office:value-type="string">
              <text:p text:style-name="Table_20_Contents_20_NIH">FL3.H</text:p>
            </table:table-cell>
            <table:table-cell table:style-name="Table3.C3" office:value-type="string">
              <text:p text:style-name="P34">CD45</text:p>
            </table:table-cell>
          </table:table-row>
          <table:table-row>
            <table:table-cell table:style-name="Table3.A4" office:value-type="string">
              <text:p text:style-name="P32">APC</text:p>
            </table:table-cell>
            <table:table-cell table:style-name="Table3.A4" office:value-type="string">
              <text:p text:style-name="Table_20_Contents_20_NIH">FL5 (FL2-W)</text:p>
            </table:table-cell>
            <table:table-cell table:style-name="Table3.C4" office:value-type="string">
              <text:p text:style-name="P33">BDCA-3 / CD141</text:p>
            </table:table-cell>
          </table:table-row>
        </table:table>
        <text:p text:style-name="NIH_20_body_20_text"/>
        <text:p text:style-name="Table_20_Heading_20_NIH">Table <text:sequence text:ref-name="refTable5" text:name="Table" text:formula="ooow:Table+1" style:num-format="1">6</text:sequence>: Dendritic Panel #6. <text:span text:style-name="T3">March 20, 2008 onward.</text:span></text:p>
        <table:table table:name="Table4" table:style-name="Table4">
          <table:table-column table:style-name="Table4.A" table:number-columns-repeated="3"/>
          <table:table-header-rows>
            <table:table-row>
              <table:table-cell table:style-name="Table4.A1" office:value-type="string">
                <text:p text:style-name="P32">FITC</text:p>
              </table:table-cell>
              <table:table-cell table:style-name="Table4.A1" office:value-type="string">
                <text:p text:style-name="Table_20_Contents_20_NIH">FL1-H</text:p>
              </table:table-cell>
              <table:table-cell table:style-name="Table4.C1" office:value-type="string">
                <text:p text:style-name="P34">HLA-DR</text:p>
              </table:table-cell>
            </table:table-row>
          </table:table-header-rows>
          <table:table-row>
            <table:table-cell table:style-name="Table4.A2" office:value-type="string">
              <text:p text:style-name="P32">PE</text:p>
            </table:table-cell>
            <table:table-cell table:style-name="Table4.A2" office:value-type="string">
              <text:p text:style-name="Table_20_Contents_20_NIH">FL2-H</text:p>
            </table:table-cell>
            <table:table-cell table:style-name="Table4.C2" office:value-type="string">
              <text:p text:style-name="P34">BDCA-1 / CD1c</text:p>
            </table:table-cell>
          </table:table-row>
          <table:table-row>
            <table:table-cell table:style-name="Table4.A3" office:value-type="string">
              <text:p text:style-name="P32">PECy5</text:p>
            </table:table-cell>
            <table:table-cell table:style-name="Table4.A3" office:value-type="string">
              <text:p text:style-name="Table_20_Contents_20_NIH">FL3.H</text:p>
            </table:table-cell>
            <table:table-cell table:style-name="Table4.C3" office:value-type="string">
              <text:p text:style-name="P34">CD45</text:p>
            </table:table-cell>
          </table:table-row>
          <table:table-row>
            <table:table-cell table:style-name="Table4.A4" office:value-type="string">
              <text:p text:style-name="P32">APC</text:p>
            </table:table-cell>
            <table:table-cell table:style-name="Table4.A4" office:value-type="string">
              <text:p text:style-name="Table_20_Contents_20_NIH">FL5 (FL2-W)</text:p>
            </table:table-cell>
            <table:table-cell table:style-name="Table4.C4" office:value-type="string">
              <text:p text:style-name="P33">BDCA-3 / CD141</text:p>
            </table:table-cell>
          </table:table-row>
        </table:table>
        <text:p text:style-name="NIH_20_body_20_text"/>
        <text:p text:style-name="NIH_20_body_20_text"/>
      </text:section>
      <text:section text:style-name="Sect1" text:name="Section2">
        <text:p text:style-name="Heading_20_2_20_NIH">Surface Staining:<text:tab/><text:tab/><text:tab/><text:tab/><text:tab/><text:span text:style-name="T1">(&lt; 60 minutes)</text:span></text:p>
        <text:list text:style-name="L2">
          <text:list-item>
            <text:p text:style-name="P7"><text:span text:style-name="T4">Get sample into each well </text:span>(each well will become a flow tube)</text:p>
            <text:list>
              <text:list-item>
                <text:p text:style-name="P7">place 200 mcL of sample into each well (dilute with washing solution)</text:p>
              </text:list-item>
              <text:list-item>
                <text:p text:style-name="P7">spin plate 1200rpm x 2 minutes</text:p>
              </text:list-item>
              <text:list-item>
                <text:p text:style-name="P7">flip drip dry</text:p>
              </text:list-item>
              <text:list-item>
                <text:p text:style-name="P7">wipe off top</text:p>
              </text:list-item>
              <text:list-item>
                <text:p text:style-name="P7">agitate via quick vortex</text:p>
              </text:list-item>
            </text:list>
          </text:list-item>
          <text:list-item>
            <text:p text:style-name="P27">Stain the cells</text:p>
            <text:list>
              <text:list-item>
                <text:p text:style-name="P7">add 16 mcL of washing solution</text:p>
              </text:list-item>
              <text:list-item>
                <text:p text:style-name="P7">add 2.5 mcL of each antibody to wells </text:p>
              </text:list-item>
              <text:list-item>
                <text:p text:style-name="P7">mix with 10 mcL pipet (up and down 5—10 times)</text:p>
              </text:list-item>
              <text:list-item>
                <text:p text:style-name="P7">incubate at 4 <text:span text:style-name="T2">o</text:span>C for 30 minutes</text:p>
              </text:list-item>
            </text:list>
          </text:list-item>
          <text:list-item>
            <text:p text:style-name="P27">Wash antibody off of cells</text:p>
            <text:list>
              <text:list-item>
                <text:p text:style-name="P7">add 200 mcL of washing solution</text:p>
              </text:list-item>
              <text:list-item>
                <text:p text:style-name="P7">spin plate 1200rpm x 2 minutes</text:p>
              </text:list-item>
              <text:list-item>
                <text:p text:style-name="P7">flip drip dry</text:p>
              </text:list-item>
              <text:list-item>
                <text:p text:style-name="P7">wipe off top</text:p>
              </text:list-item>
              <text:list-item>
                <text:p text:style-name="P7">agitate via quick vortex</text:p>
              </text:list-item>
            </text:list>
          </text:list-item>
          <text:list-item>
            <text:p text:style-name="P27">Fix cells</text:p>
            <text:list>
              <text:list-item>
                <text:p text:style-name="P7">add 200 mcL 1% PFA to each well</text:p>
              </text:list-item>
              <text:list-item>
                <text:p text:style-name="P7">fill each flow tube with 300 mcL PFA</text:p>
              </text:list-item>
              <text:list-item>
                <text:p text:style-name="P7">add contents of wells to tube</text:p>
              </text:list-item>
              <text:list-item>
                <text:p text:style-name="P7">vortex tubes</text:p>
              </text:list-item>
              <text:list-item>
                <text:p text:style-name="P7">cover with cap, keep at 4 <text:span text:style-name="T2">o</text:span>C until ready to use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, 'ヒラギノ角ゴ Pro W3'" style:font-charset="x-symbol"/>
    <style:font-face style:name="Monotype Sorts" svg:font-family="'Monotype Sorts'" style:font-pitch="variable" style:font-charset="x-symbol"/>
    <style:font-face style:name="Symbol" svg:font-family="Symbol" style:font-pitch="variable" style:font-charset="x-symbol"/>
    <style:font-face style:name="Lucidasans2" svg:font-family="Lucidasans"/>
    <style:font-face style:name="Times" svg:font-family="Times"/>
    <style:font-face style:name="Cumberland" svg:font-family="Cumberland, 'Courier New'" style:font-family-generic="modern"/>
    <style:font-face style:name="Andale Sans UI" svg:font-family="'Andale Sans UI'" style:font-pitch="variable"/>
    <style:font-face style:name="Courier New" svg:font-family="'Courier New'" style:font-pitch="variable"/>
    <style:font-face style:name="Lucidasans" svg:font-family="Lucidasans" style:font-pitch="variable"/>
    <style:font-face style:name="Tahoma" svg:font-family="Tahoma" style:font-pitch="variable"/>
    <style:font-face style:name="Times1" svg:font-family="Times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Helvetica" svg:font-family="Helvetica" style:font-family-generic="swiss" style:font-pitch="variable"/>
    <style:font-face style:name="Lucidasans1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Times" fo:font-size="12pt" fo:language="en" fo:country="US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Standard" style:class="text">
      <style:text-properties style:font-name="Arial" fo:font-size="11pt" style:font-size-asian="11pt" style:font-name-complex="Arial" style:font-size-complex="11pt"/>
    </style:style>
    <style:style style:name="Signature" style:family="paragraph" style:parent-style-name="Standard" style:class="text">
      <style:paragraph-properties fo:margin-left="3in" fo:margin-right="0in" fo:text-indent="0in" style:auto-text-indent="false"/>
      <style:text-properties style:font-name-complex="Times1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incho" style:font-size-asian="14pt" style:font-name-complex="Lucidasan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0417in" fo:keep-with-next="always"/>
      <style:text-properties style:font-name="Helvetica" fo:font-size="11pt" style:text-underline-style="solid" style:text-underline-width="auto" style:text-underline-color="font-color" fo:font-weight="normal" style:font-size-asian="11pt" style:font-weight-asian="normal" style:font-name-complex="Arial"/>
    </style:style>
    <style:style style:name="Heading_20_4" style:display-name="Heading 4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1pt" style:font-size-asian="11pt" style:font-name-complex="Times1" style:font-size-complex="11pt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fo:font-size="11pt" fo:font-style="italic" style:font-size-asian="11pt" style:font-style-asian="italic" style:font-name-complex="Times1" style:font-size-complex="11pt" style:font-style-complex="italic"/>
    </style:style>
    <style:style style:name="Heading_20_7" style:display-name="Heading 7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style:font-name="Arial" fo:font-size="10pt" style:font-size-asian="10pt" style:font-name-complex="Arial"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style:font-name="Arial" fo:font-size="9pt" fo:font-style="italic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List" style:family="paragraph" style:parent-style-name="Text_20_body" style:class="list">
      <style:text-properties style:font-name-complex="Lucidasans2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  <style:text-properties style:font-name-complex="Times1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  <style:text-properties style:font-name-complex="Times1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  <style:text-properties style:font-name-complex="Times1"/>
    </style:style>
    <style:style style:name="List_20_5" style:display-name="List 5" style:family="paragraph" style:parent-style-name="Standard" style:class="list">
      <style:paragraph-properties fo:margin-left="1.25in" fo:margin-right="0in" fo:text-indent="-0.25in" style:auto-text-indent="false"/>
      <style:text-properties style:font-name-complex="Times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-complex="Times1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-complex="Time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2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name-complex="Times1" style:font-size-complex="10pt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style:font-name-complex="Arial"/>
    </style:style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name-complex="Times1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  <style:text-properties style:font-name-complex="Times1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  <style:text-properties style:font-name-complex="Times1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  <style:text-properties style:font-name-complex="Times1"/>
    </style:style>
    <style:style style:name="Contents_20_1" style:display-name="Contents 1" style:family="paragraph" style:parent-style-name="Standard" style:next-style-name="Standard" style:class="index">
      <style:text-properties style:font-name-complex="Times1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style:font-name-complex="Times1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style:font-name-complex="Times1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  <style:text-properties style:font-name-complex="Times1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  <style:text-properties style:font-name-complex="Times1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style:font-name-complex="Times1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  <style:text-properties style:font-name-complex="Times1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  <style:text-properties style:font-name-complex="Times1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  <style:text-properties style:font-name-complex="Times1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 style:font-size-asian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checkbox" style:family="paragraph" style:parent-style-name="Standard">
      <style:paragraph-properties fo:text-align="center" style:justify-single-word="false" fo:padding="0in" fo:border="0.0071in solid #000000"/>
      <style:text-properties fo:color="#0000ff" fo:font-size="9pt" fo:language="zxx" fo:country="none" style:font-size-asian="9pt" style:font-name-complex="Times1" style:font-size-complex="9pt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  <style:text-properties style:font-name-complex="Times1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name-complex="Times1" style:font-size-complex="8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margin-top="0in" fo:margin-bottom="0.0835in" fo:text-indent="0.1457in" style:auto-text-indent="false"/>
      <style:text-properties style:font-name="Times1" fo:font-size="12pt" style:font-size-asian="12pt" style:font-name-complex="Times1" style:font-size-complex="12pt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  <style:text-properties style:font-name-complex="Times1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name-complex="Times1" style:font-size-complex="8pt"/>
    </style:style>
    <style:style style:name="Closing" style:family="paragraph" style:parent-style-name="Standard">
      <style:paragraph-properties fo:margin-left="3in" fo:margin-right="0in" fo:text-indent="0in" style:auto-text-indent="false"/>
      <style:text-properties style:font-name-complex="Times1"/>
    </style:style>
    <style:style style:name="Comment_20_Text" style:display-name="Comment Text" style:family="paragraph" style:parent-style-name="Standard">
      <style:text-properties fo:font-size="10pt" style:font-size-asian="10pt" style:font-name-complex="Times1" style:font-size-complex="10pt"/>
    </style:style>
    <style:style style:name="Date" style:family="paragraph" style:parent-style-name="Standard" style:next-style-name="Standard">
      <style:text-properties style:font-name-complex="Times1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Index_20_4" style:display-name="Index 4" style:family="paragraph" style:parent-style-name="Standard" style:next-style-name="Standard">
      <style:paragraph-properties fo:margin-left="0.6665in" fo:margin-right="0in" fo:text-indent="-0.1665in" style:auto-text-indent="false"/>
      <style:text-properties style:font-name-complex="Times1"/>
    </style:style>
    <style:style style:name="Index_20_5" style:display-name="Index 5" style:family="paragraph" style:parent-style-name="Standard" style:next-style-name="Standard">
      <style:paragraph-properties fo:margin-left="0.8335in" fo:margin-right="0in" fo:text-indent="-0.1665in" style:auto-text-indent="false"/>
      <style:text-properties style:font-name-complex="Times1"/>
    </style:style>
    <style:style style:name="Index_20_6" style:display-name="Index 6" style:family="paragraph" style:parent-style-name="Standard" style:next-style-name="Standard">
      <style:paragraph-properties fo:margin-left="1in" fo:margin-right="0in" fo:text-indent="-0.1665in" style:auto-text-indent="false"/>
      <style:text-properties style:font-name-complex="Times1"/>
    </style:style>
    <style:style style:name="Index_20_7" style:display-name="Index 7" style:family="paragraph" style:parent-style-name="Standard" style:next-style-name="Standard">
      <style:paragraph-properties fo:margin-left="1.1665in" fo:margin-right="0in" fo:text-indent="-0.1665in" style:auto-text-indent="false"/>
      <style:text-properties style:font-name-complex="Times1"/>
    </style:style>
    <style:style style:name="Index_20_8" style:display-name="Index 8" style:family="paragraph" style:parent-style-name="Standard" style:next-style-name="Standard">
      <style:paragraph-properties fo:margin-left="1.3335in" fo:margin-right="0in" fo:text-indent="-0.1665in" style:auto-text-indent="false"/>
      <style:text-properties style:font-name-complex="Times1"/>
    </style:style>
    <style:style style:name="Index_20_9" style:display-name="Index 9" style:family="paragraph" style:parent-style-name="Standard" style:next-style-name="Standard">
      <style:paragraph-properties fo:margin-left="1.5in" fo:margin-right="0in" fo:text-indent="-0.1665in" style:auto-text-indent="false"/>
      <style:text-properties style:font-name-complex="Times1"/>
    </style:style>
    <style:style style:name="List_20_Bullet" style:display-name="List Bullet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Bullet_20_2" style:display-name="List Bullet 2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Bullet_20_3" style:display-name="List Bullet 3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Bullet_20_4" style:display-name="List Bullet 4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Bullet_20_5" style:display-name="List Bullet 5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  <style:text-properties style:font-name-complex="Times1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  <style:text-properties style:font-name-complex="Times1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  <style:text-properties style:font-name-complex="Times1"/>
    </style:style>
    <style:style style:name="List_20_Continue_20_4" style:display-name="List Continue 4" style:family="paragraph" style:parent-style-name="Standard">
      <style:paragraph-properties fo:margin-left="1in" fo:margin-right="0in" fo:margin-top="0in" fo:margin-bottom="0.0835in" fo:text-indent="0in" style:auto-text-indent="false"/>
      <style:text-properties style:font-name-complex="Times1"/>
    </style:style>
    <style:style style:name="List_20_Continue_20_5" style:display-name="List Continue 5" style:family="paragraph" style:parent-style-name="Standard">
      <style:paragraph-properties fo:margin-left="1.25in" fo:margin-right="0in" fo:margin-top="0in" fo:margin-bottom="0.0835in" fo:text-indent="0in" style:auto-text-indent="false"/>
      <style:text-properties style:font-name-complex="Times1"/>
    </style:style>
    <style:style style:name="List_20_Number" style:display-name="List Number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Number_20_2" style:display-name="List Number 2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Number_20_3" style:display-name="List Number 3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Number_20_4" style:display-name="List Number 4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Number_20_5" style:display-name="List Number 5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Macro_20_Text" style:display-name="Macro Text" style:family="paragraph">
      <style:paragraph-properties fo:orphans="2" fo:widows="2" fo:hyphenation-ladder-count="no-limit" style:text-autospace="none" style:punctuation-wrap="hanging" style:line-break="strict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 fo:hyphenate="false" fo:hyphenation-remain-char-count="2" fo:hyphenation-push-char-count="2"/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  <style:text-properties style:font-name-complex="Times1"/>
    </style:style>
    <style:style style:name="Note_20_Heading" style:display-name="Note Heading" style:family="paragraph" style:parent-style-name="Standard" style:next-style-name="Standard">
      <style:text-properties style:font-name-complex="Times1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Salutation_20__28_user_29_" style:display-name="Salutation (user)" style:family="paragraph" style:parent-style-name="Standard" style:next-style-name="Standard">
      <style:text-properties style:font-name-complex="Times1"/>
    </style:style>
    <style:style style:name="Table_20_of_20_Authorities" style:display-name="Table of Authorities" style:family="paragraph" style:parent-style-name="Standard" style:next-style-name="Standard">
      <style:paragraph-properties fo:margin-left="0.1665in" fo:margin-right="0in" fo:text-indent="-0.1665in" style:auto-text-indent="false"/>
      <style:text-properties style:font-name-complex="Times1"/>
    </style:style>
    <style:style style:name="Table_20_of_20_Figures" style:display-name="Table of Figures" style:family="paragraph" style:parent-style-name="Standard" style:next-style-name="Standard">
      <style:paragraph-properties fo:margin-left="0.3335in" fo:margin-right="0in" fo:text-indent="-0.3335in" style:auto-text-indent="false"/>
      <style:text-properties style:font-name-complex="Times1"/>
    </style:style>
    <style:style style:name="TOA_20_Heading" style:display-name="TOA Heading" style:family="paragraph" style:parent-style-name="Standard" style:next-style-name="Standard">
      <style:paragraph-properties fo:margin-top="0.0835in" fo:margin-bottom="0in"/>
      <style:text-properties style:font-name="Arial" fo:font-weight="bold" style:font-weight-asian="bold" style:font-name-complex="Arial" style:font-weight-complex="bold"/>
    </style:style>
    <style:style style:name="E-mail_20_Signature" style:display-name="E-mail Signature" style:family="paragraph" style:parent-style-name="Standard">
      <style:text-properties style:font-name-complex="Times1"/>
    </style:style>
    <style:style style:name="HTML_20_Address" style:display-name="HTML Address" style:family="paragraph" style:parent-style-name="Standard">
      <style:text-properties fo:font-style="italic" style:font-style-asian="italic" style:font-name-complex="Times1" style:font-style-complex="italic"/>
    </style:style>
    <style:style style:name="HTML_20_Preformatted" style:display-name="HTML Preformatted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Normal_20__28_Web_29_" style:display-name="Normal (Web)" style:family="paragraph" style:parent-style-name="Standard">
      <style:text-properties style:font-name-complex="Times1"/>
    </style:style>
    <style:style style:name="H6" style:family="paragraph" style:parent-style-name="Standard" style:next-style-name="Standard">
      <style:paragraph-properties fo:margin-top="0.0693in" fo:margin-bottom="0in" fo:orphans="0" fo:widows="0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itle_20_2_20_-_20_Small" style:display-name="Title 2 - Small" style:family="paragraph" style:next-style-name="Standard">
      <style:paragraph-properties fo:text-align="center" style:justify-single-word="false" fo:orphans="2" fo:widows="2" fo:hyphenation-ladder-count="no-limit" style:text-autospace="none" style:punctuation-wrap="hanging" style:line-break="strict" style:writing-mode="lr-tb"/>
      <style:text-properties style:use-window-font-color="true" style:font-name="Helvetica" fo:font-size="10pt" fo:language="en" fo:country="US" fo:font-weight="bold" style:font-name-asian="Times New Roman" style:font-size-asian="10pt" style:font-weight-asian="bold" style:font-name-complex="Helvetica" style:font-size-complex="10pt" style:language-complex="ar" style:country-complex="SA" style:font-weight-complex="bold" fo:hyphenate="false" fo:hyphenation-remain-char-count="2" fo:hyphenation-push-char-count="2"/>
    </style:style>
    <style:style style:name="Quick_20_A." style:display-name="Quick A." style:family="paragraph" style:parent-style-name="Standard">
      <style:paragraph-properties fo:margin-left="0in" fo:margin-right="0in" fo:orphans="0" fo:widows="0" fo:text-indent="0in" style:auto-text-indent="false"/>
      <style:text-properties style:font-name-complex="Times1"/>
    </style:style>
    <style:style style:name="sbirtop" style:family="paragraph" style:parent-style-name="Standard">
      <style:paragraph-properties fo:margin-left="-0.5in" fo:margin-right="0in" fo:margin-top="0.0693in" fo:margin-bottom="0.1665in" fo:text-indent="0in" style:auto-text-indent="false">
        <style:tab-stops>
          <style:tab-stop style:position="1.5in"/>
        </style:tab-stops>
      </style:paragraph-properties>
      <style:text-properties style:font-name-complex="Times1"/>
    </style:style>
    <style:style style:name="Reminder_20_List_20_1" style:display-name="Reminder List 1" style:family="paragraph" style:parent-style-name="Standard">
      <style:paragraph-properties fo:margin-left="0in" fo:margin-right="0in" fo:margin-top="0in" fo:margin-bottom="0.0835in" style:line-height-at-least="0.1807in" fo:text-indent="0in" style:auto-text-indent="false">
        <style:tab-stops>
          <style:tab-stop style:position="0.25in"/>
        </style:tab-stops>
      </style:paragraph-properties>
      <style:text-properties fo:color="#000000" style:font-name="Helvetica" fo:font-size="11pt" fo:font-weight="bold" style:font-size-asian="11pt" style:font-weight-asian="bold" style:font-name-complex="Helvetica" style:font-size-complex="11pt" style:font-weight-complex="bold"/>
    </style:style>
    <style:style style:name="Reminder_20_List_20_2" style:display-name="Reminder List 2" style:family="paragraph" style:parent-style-name="Standard">
      <style:paragraph-properties fo:margin-left="0.2701in" fo:margin-right="0in" fo:margin-top="0in" fo:margin-bottom="0.0417in" style:line-height-at-least="0.1807in" fo:text-indent="0in" style:auto-text-indent="false">
        <style:tab-stops>
          <style:tab-stop style:position="0.2299in"/>
        </style:tab-stops>
      </style:paragraph-properties>
      <style:text-properties fo:color="#000000" style:font-name="Helvetica" fo:font-size="11pt" style:font-size-asian="11pt" style:font-name-complex="Helvetica" style:font-size-complex="11pt"/>
    </style:style>
    <style:style style:name="Reminder_20_List_20_3" style:display-name="Reminder List 3" style:family="paragraph" style:parent-style-name="Standard">
      <style:paragraph-properties fo:margin-left="0.5in" fo:margin-right="0in" fo:margin-top="0in" fo:margin-bottom="0.0417in" fo:text-indent="0in" style:auto-text-indent="false">
        <style:tab-stops>
          <style:tab-stop style:position="0.25in"/>
        </style:tab-stops>
      </style:paragraph-properties>
      <style:text-properties style:font-name="Helvetica" fo:font-size="11pt" style:font-size-asian="11pt" style:font-name-complex="Helvetica" style:font-size-complex="11pt"/>
    </style:style>
    <style:style style:name="Data_20_Field_20_10pt" style:display-name="Data Field 10pt" style:family="paragraph" style:parent-style-name="Standard">
      <style:text-properties style:font-name="Arial" fo:font-size="10pt" style:font-size-asian="10pt" style:font-name-complex="Arial" style:font-size-complex="10pt"/>
    </style:style>
    <style:style style:name="Data_20_Field_20_11pt-Single" style:display-name="Data Field 11pt-Single" style:family="paragraph" style:parent-style-name="Standard">
      <style:text-properties style:font-name="Arial" fo:font-size="11pt" style:font-size-asian="11pt" style:font-name-complex="Arial" style:font-size-complex="10pt"/>
    </style:style>
    <style:style style:name="Form_20_Footer" style:display-name="Form Footer" style:family="paragraph" style:parent-style-name="Standard">
      <style:paragraph-properties fo:margin-left="0.0402in" fo:margin-right="0in" fo:text-indent="0in" style:auto-text-indent="false">
        <style:tab-stops>
          <style:tab-stop style:position="3.6598in" style:type="center"/>
          <style:tab-stop style:position="7.4098in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I_20_Header" style:display-name="PI Header" style:family="paragraph" style:parent-style-name="Standard">
      <style:paragraph-properties fo:margin-left="0.6in" fo:margin-right="0in" fo:margin-top="0in" fo:margin-bottom="0.028in" fo:text-indent="0in" style:auto-text-indent="false"/>
      <style:text-properties style:font-name="Arial" fo:font-size="8pt" fo:language="zxx" fo:country="none" style:font-size-asian="8pt" style:font-name-complex="Arial" style:font-size-complex="10pt"/>
    </style:style>
    <style:style style:name="FormFooter_2f_Border" style:display-name="FormFooter/Border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>
        <style:tab-stops>
          <style:tab-stop style:position="3in" style:type="center"/>
          <style:tab-stop style:position="3.75in" style:type="center"/>
          <style:tab-stop style:position="6in" style:type="right"/>
          <style:tab-stop style:position="7.5in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NIH_20_body_20_text" style:display-name="NIH body text" style:family="paragraph" style:parent-style-name="Text_20_body">
      <style:paragraph-properties fo:hyphenation-ladder-count="no-limit" fo:background-color="transparent">
        <style:background-image/>
      </style:paragraph-properties>
      <style:text-properties style:font-name="Arial" fo:font-size="11pt" fo:font-weight="normal" style:letter-kerning="true" style:font-size-asian="11pt" style:font-weight-asian="normal" style:font-weight-complex="normal" fo:hyphenate="true" fo:hyphenation-remain-char-count="2" fo:hyphenation-push-char-count="2"/>
    </style:style>
    <style:style style:name="Heading_20_2_20_NIH" style:display-name="Heading 2 NIH" style:family="paragraph" style:parent-style-name="Heading_20_2">
      <style:paragraph-properties fo:margin-left="0in" fo:margin-right="0in" fo:margin-top="0.1701in" fo:margin-bottom="0.1in" fo:text-indent="0in" style:auto-text-indent="false" fo:background-color="transparent" fo:padding="0.0138in" fo:border="0.0008in solid #000000">
        <style:background-image/>
      </style:paragraph-properties>
      <style:text-properties style:font-name="Arial"/>
    </style:style>
    <style:style style:name="Table_20_Contents_20_NIH" style:display-name="Table Contents NIH" style:family="paragraph" style:parent-style-name="Table_20_Contents">
      <style:text-properties style:font-name="Helvetica" fo:font-size="10.5pt" fo:font-weight="normal" style:font-size-asian="10.5pt" style:font-weight-asian="normal"/>
    </style:style>
    <style:style style:name="Table_20_Heading_20_NIH" style:display-name="Table Heading NIH" style:family="paragraph" style:parent-style-name="Table_20_Heading" style:next-style-name="Table_20_Contents_20_NIH">
      <style:text-properties style:font-name="Helvetica" fo:font-size="10.5pt" fo:font-style="normal" fo:font-weight="bold" style:font-size-asian="10.5pt" style:font-style-asian="normal" style:font-weight-asian="bold"/>
    </style:style>
    <style:style style:name="Marginalia_20_NIH" style:display-name="Marginalia NIH" style:family="paragraph" style:parent-style-name="Marginalia">
      <style:paragraph-properties fo:margin-left="0.5in" fo:margin-right="0in" fo:margin-top="0in" fo:margin-bottom="0.1in" fo:hyphenation-ladder-count="no-limit" fo:text-indent="0in" style:auto-text-indent="false"/>
      <style:text-properties style:font-name="Arial" fo:font-size="9pt" fo:font-weight="normal" style:font-size-asian="9pt" style:font-weight-asian="normal" style:font-weight-complex="normal" fo:hyphenate="true" fo:hyphenation-remain-char-count="2" fo:hyphenation-push-char-count="2"/>
    </style:style>
    <style:style style:name="NIH_20_body_20_text_20_heading" style:display-name="NIH body text heading" style:family="paragraph" style:parent-style-name="NIH_20_body_20_text" style:next-style-name="NIH_20_body_20_text">
      <style:paragraph-properties fo:margin-left="0in" fo:margin-right="0in" fo:text-indent="0in" style:auto-text-indent="false"/>
      <style:text-properties style:font-weight-complex="normal"/>
    </style:style>
    <style:style style:name="Caption_20_NIH" style:display-name="Caption NIH" style:family="paragraph" style:parent-style-name="Caption" style:next-style-name="NIH_20_body_20_text">
      <style:text-properties style:font-name="Helvetica" fo:font-size="9pt" style:font-size-asian="9pt"/>
    </style:style>
    <style:style style:name="NIH_20_body_20_text_20_sublist" style:display-name="NIH body text sublist" style:family="paragraph" style:parent-style-name="NIH_20_body_20_text">
      <style:paragraph-properties fo:margin-top="0in" fo:margin-bottom="0.0598in"/>
      <style:text-properties style:font-weight-complex="normal"/>
    </style:style>
    <style:style style:name="Heading_20_3_20_NIH" style:display-name="Heading 3 NIH" style:family="paragraph" style:parent-style-name="Heading_20_3" style:next-style-name="NIH_20_body_20_text_20_heading">
      <style:paragraph-properties fo:margin-left="0in" fo:margin-right="0in" fo:margin-top="0.1701in" fo:margin-bottom="0.0402in" fo:hyphenation-ladder-count="no-limit" fo:text-indent="0in" style:auto-text-indent="false"/>
      <style:text-properties style:font-name="Arial" style:text-underline-style="none" fo:font-weight="bold" style:font-weight-asian="bold" fo:hyphenate="true" fo:hyphenation-remain-char-count="2" fo:hyphenation-push-char-count="2"/>
    </style:style>
    <style:style style:name="Heading_20_3_20_sub_20_NIH" style:display-name="Heading 3 sub NIH" style:family="paragraph" style:parent-style-name="Heading_20_3_20_NIH" style:next-style-name="NIH_20_body_20_text_20_heading">
      <style:paragraph-properties fo:margin-left="0in" fo:margin-right="0in" fo:margin-top="0.1in" fo:margin-bottom="0.0402in" fo:text-indent="0in" style:auto-text-indent="false"/>
      <style:text-properties style:font-name="Arial"/>
    </style:style>
    <style:style style:name="NIH_20_List_20_Number" style:display-name="NIH List Number" style:family="paragraph" style:parent-style-name="List_20_Number" style:next-style-name="NIH_20_body_20_text">
      <style:paragraph-properties fo:hyphenation-ladder-count="no-limit" fo:keep-with-next="auto"/>
      <style:text-properties style:font-name="Arial" fo:font-size="11pt" fo:font-weight="bold" style:font-size-asian="11pt" style:font-weight-asian="bold" style:font-weight-complex="normal" fo:hyphenate="true" fo:hyphenation-remain-char-count="2" fo:hyphenation-push-char-count="2"/>
    </style:style>
    <style:style style:name="Caption_20_sub_20_NIH" style:display-name="Caption sub NIH" style:family="paragraph" style:parent-style-name="Caption_20_NIH">
      <style:text-properties style:font-name="Arial1" fo:font-weight="normal" style:font-weight-asian="normal"/>
    </style:style>
    <style:style style:name="Figure" style:family="paragraph" style:parent-style-name="Caption"/>
    <style:style style:name="NIH_20_Reference_20_List" style:display-name="NIH Reference List" style:family="paragraph" style:parent-style-name="Index_20_1">
      <style:text-properties style:font-name="Arial" fo:font-size="11pt" style:font-size-asian="11pt" style:font-weight-complex="normal"/>
    </style:style>
    <style:style style:name="Page_20_Number" style:display-name="Page Number" style:family="text" style:parent-style-name="Default_20_Paragraph_20_Font">
      <style:text-properties style:font-name="Arial" fo:font-size="10pt" style:text-underline-style="solid" style:text-underline-width="auto" style:text-underline-color="font-color" style:font-size-asian="10pt"/>
    </style:style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8Num1z4" style:family="text">
      <style:text-properties style:font-name="Arial" fo:font-size="11pt" style:text-underline-style="solid" style:text-underline-width="auto" style:text-underline-color="font-color" fo:font-weight="normal" fo:background-color="transparent" style:font-size-asian="11pt" style:font-weight-asian="normal"/>
    </style:style>
    <style:style style:name="Absatz-Standardschriftart" style:family="text"/>
    <style:style style:name="Default_20_Paragraph_20_Font" style:display-name="Default Paragraph Font" style:family="text"/>
    <style:style style:name="WW8Num5z0" style:family="text">
      <style:text-properties style:font-name="Symbol" style:font-name-complex="Times New Roman"/>
    </style:style>
    <style:style style:name="WW8Num6z0" style:family="text">
      <style:text-properties style:font-name="Symbol" style:font-name-complex="Times New Roman"/>
    </style:style>
    <style:style style:name="WW8Num7z0" style:family="text">
      <style:text-properties style:font-name="Symbol" style:font-name-complex="Times New Roman"/>
    </style:style>
    <style:style style:name="WW8Num8z0" style:family="text">
      <style:text-properties style:font-name="Symbol" style:font-name-complex="Times New Roman"/>
    </style:style>
    <style:style style:name="WW8Num10z0" style:family="text">
      <style:text-properties style:font-name="Symbol" style:font-name-complex="Times New Roman"/>
    </style:style>
    <style:style style:name="WW8Num11z0" style:family="text">
      <style:text-properties style:font-name="Symbol" style:font-name-complex="Times New Roman"/>
    </style:style>
    <style:style style:name="WW8Num12z0" style:family="text">
      <style:text-properties style:font-name="Monotype Sorts" style:font-name-complex="Times New Roman"/>
    </style:style>
    <style:style style:name="WW8Num13z0" style:family="text">
      <style:text-properties fo:color="#000000" style:font-name="Symbol" style:font-name-complex="Times New Roman"/>
    </style:style>
    <style:style style:name="Subhead_20_in_20_Paragraph" style:display-name="Subhead in Paragraph" style:family="text" style:parent-style-name="Default_20_Paragraph_20_Font"/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NIH_20_subhead_20_in_20_paragraph" style:display-name="NIH subhead in paragraph" style:family="text" style:parent-style-name="Subhead_20_in_20_Paragraph">
      <style:text-properties style:font-name="Arial" fo:font-size="11pt" style:text-underline-style="solid" style:text-underline-width="auto" style:text-underline-color="font-color" fo:font-weight="normal" fo:background-color="transparent" style:font-size-asian="11pt" style:font-weight-asian="normal"/>
    </style:style>
    <style:style style:name="Caption_20_Character_20_NIH" style:display-name="Caption Character NIH" style:family="text" style:parent-style-name="Caption_20_characters">
      <style:text-properties style:font-name="Arial" fo:font-size="9pt" fo:font-weight="bold" style:font-size-asian="9pt" style:font-weight-asian="bold"/>
    </style:style>
    <style:style style:name="NIH_20_subsubhead_20_in_20_paragraph" style:display-name="NIH subsubhead in paragraph" style:family="text" style:parent-style-name="NIH_20_subhead_20_in_20_paragraph">
      <style:text-properties fo:font-style="italic" style:text-underline-style="none" fo:background-color="transparent" style:font-style-asian="italic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text-properties fo:font-size="9pt" style:font-size-asian="9pt" style:font-size-complex="9pt"/>
    </style:style>
    <style:page-layout style:name="pm1">
      <style:page-layout-properties fo:page-width="8.5in" fo:page-height="11in" style:num-format="1" style:print-orientation="portrait" fo:margin-top="0.5in" fo:margin-bottom="0.5in" fo:margin-left="0.5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tru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pm1">
      <style:footer>
        <text:p text:style-name="P1">Version 1.1 <text:tab/><text:tab/><text:date style:data-style-name="N80" text:date-value="2008-03-20T14:25:24" text:fixed="true">20. Mar. 200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Solaris_x86 OpenOffice.org_project/680m9$Build-9238</meta:generator>
    <meta:initial-creator>Aric Gregson</meta:initial-creator>
    <meta:creation-date>2007-03-09T14:02:24</meta:creation-date>
    <dc:creator>Aric Gregson</dc:creator>
    <dc:date>2008-03-20T14:31:39</dc:date>
    <meta:editing-cycles>21</meta:editing-cycles>
    <meta:editing-duration>PT1H16M27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1" meta:paragraph-count="103" meta:word-count="339" meta:character-count="1621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initial version." VL:creator="Aric Gregson" dc:date-time="2008-03-20T14:25:43"/>
</VL:version-list>
</file>